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B000000A382A8A20E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Preformatted_20_Text" style:master-page-name="Standard">
      <style:paragraph-properties style:page-number="auto"/>
      <style:text-properties fo:text-transform="uppercase" style:font-name="Times New Roman" fo:font-size="20pt" fo:font-weight="bold" style:font-size-asian="20pt" style:font-weight-asian="bold" style:font-name-complex="Times New Roman" style:font-size-complex="20pt"/>
    </style:style>
    <style:style style:name="P2" style:family="paragraph" style:parent-style-name="Standard">
      <style:paragraph-properties fo:margin-top="0cm" fo:margin-bottom="0.212cm" style:contextual-spacing="false"/>
    </style:style>
    <style:style style:name="P3" style:family="paragraph" style:parent-style-name="Standard">
      <style:paragraph-properties fo:margin-top="0cm" fo:margin-bottom="0.212cm" style:contextual-spacing="false"/>
      <style:text-properties fo:font-size="10pt" style:font-size-asian="10pt" style:font-size-complex="10pt"/>
    </style:style>
    <style:style style:name="P4" style:family="paragraph" style:parent-style-name="Standard">
      <style:paragraph-properties fo:margin-top="0cm" fo:margin-bottom="0.212cm" style:contextual-spacing="false">
        <style:tab-stops>
          <style:tab-stop style:position="6.985cm"/>
          <style:tab-stop style:position="7.938cm"/>
        </style:tab-stops>
      </style:paragraph-properties>
    </style:style>
    <style:style style:name="P5" style:family="paragraph" style:parent-style-name="Standard">
      <style:paragraph-properties fo:margin-top="0cm" fo:margin-bottom="0.212cm" style:contextual-spacing="false">
        <style:tab-stops>
          <style:tab-stop style:position="7.938cm"/>
        </style:tab-stops>
      </style:paragraph-properties>
    </style:style>
    <style:style style:name="P6" style:family="paragraph" style:parent-style-name="Standard">
      <style:paragraph-properties fo:margin-top="0cm" fo:margin-bottom="0.212cm" style:contextual-spacing="false">
        <style:tab-stops>
          <style:tab-stop style:position="7.938cm"/>
        </style:tab-stops>
      </style:paragraph-properties>
      <style:text-properties fo:font-size="8pt" style:font-size-asian="8pt" style:font-size-complex="8pt"/>
    </style:style>
    <style:style style:name="P7" style:family="paragraph" style:parent-style-name="Standard">
      <style:paragraph-properties fo:margin-top="0cm" fo:margin-bottom="0.212cm" style:contextual-spacing="false" fo:text-align="justify" style:justify-single-word="false"/>
    </style:style>
    <style:style style:name="P8" style:family="paragraph" style:parent-style-name="Standard">
      <style:paragraph-properties fo:margin-top="0cm" fo:margin-bottom="0.212cm" style:contextual-spacing="false" fo:text-align="justify" style:justify-single-word="false"/>
      <style:text-properties fo:font-size="11pt" style:font-size-asian="11pt" style:font-size-complex="11pt"/>
    </style:style>
    <style:style style:name="P9" style:family="paragraph" style:parent-style-name="Standard">
      <style:paragraph-properties fo:margin-top="0cm" fo:margin-bottom="0.212cm" style:contextual-spacing="false"/>
      <style:text-properties fo:font-size="11pt" style:font-size-asian="11pt" style:font-size-complex="11pt"/>
    </style:style>
    <style:style style:name="P10" style:family="paragraph" style:parent-style-name="Standard">
      <style:paragraph-properties fo:margin-top="0cm" fo:margin-bottom="0.212cm" style:contextual-spacing="false" fo:text-align="justify" style:justify-single-word="false"/>
      <style:text-properties fo:font-size="10pt" style:font-size-asian="10pt" style:font-size-complex="10pt"/>
    </style:style>
    <style:style style:name="P11" style:family="paragraph" style:parent-style-name="Standard">
      <style:paragraph-properties>
        <style:tab-stops>
          <style:tab-stop style:position="7.938cm"/>
        </style:tab-stops>
      </style:paragraph-properties>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margin-top="0.092cm" fo:margin-bottom="0cm" style:contextual-spacing="false" fo:text-align="justify" style:justify-single-word="false" fo:orphans="0" fo:widows="0" style:text-autospace="none" style:punctuation-wrap="simple" style:line-break="normal"/>
      <style:text-properties fo:font-size="16pt" fo:font-weight="bold" style:font-size-asian="16pt" style:font-weight-asian="bold" style:font-size-complex="16pt" style:font-weight-complex="bold"/>
    </style:style>
    <style:style style:name="P14" style:family="paragraph" style:parent-style-name="Standard">
      <style:paragraph-properties fo:margin-left="0cm" fo:margin-right="0.176cm" fo:margin-top="0.21cm" fo:margin-bottom="0cm" style:contextual-spacing="false" fo:text-align="justify" style:justify-single-word="false" fo:orphans="0" fo:widows="0" fo:text-indent="0cm" style:auto-text-indent="false" style:text-autospace="none" style:punctuation-wrap="simple" style:line-break="normal"/>
    </style:style>
    <style:style style:name="P15" style:family="paragraph" style:parent-style-name="Standard">
      <style:paragraph-properties fo:margin-left="0cm" fo:margin-right="0.173cm" fo:margin-top="0.206cm" fo:margin-bottom="0cm" style:contextual-spacing="false" fo:text-align="justify" style:justify-single-word="false" fo:orphans="0" fo:widows="0" fo:text-indent="0cm" style:auto-text-indent="false" style:text-autospace="none" style:punctuation-wrap="simple" style:line-break="normal"/>
    </style:style>
    <style:style style:name="P16" style:family="paragraph" style:parent-style-name="Standard">
      <style:paragraph-properties fo:margin-left="0cm" fo:margin-right="0.183cm" fo:margin-top="0.212cm" fo:margin-bottom="0cm" style:contextual-spacing="false" fo:text-align="justify" style:justify-single-word="false" fo:orphans="0" fo:widows="0" fo:text-indent="0cm" style:auto-text-indent="false" style:text-autospace="none" style:punctuation-wrap="simple" style:line-break="normal"/>
      <style:text-properties fo:font-size="11pt" style:font-size-asian="11pt" style:font-size-complex="11pt"/>
    </style:style>
    <style:style style:name="P17" style:family="paragraph" style:parent-style-name="Standard">
      <style:paragraph-properties fo:margin-left="0cm" fo:margin-right="0.178cm" fo:margin-top="0.212cm" fo:margin-bottom="0cm" style:contextual-spacing="false" fo:line-height="100%" fo:text-align="justify" style:justify-single-word="false" fo:orphans="0" fo:widows="0" fo:text-indent="0cm" style:auto-text-indent="false" style:text-autospace="none" style:punctuation-wrap="simple" style:line-break="normal"/>
      <style:text-properties fo:font-size="11pt" style:font-size-asian="11pt" style:font-size-complex="11pt"/>
    </style:style>
    <style:style style:name="P18" style:family="paragraph" style:parent-style-name="Standard">
      <style:paragraph-properties fo:margin-top="0.021cm" fo:margin-bottom="0cm" style:contextual-spacing="false" fo:orphans="0" fo:widows="0" style:text-autospace="none" style:punctuation-wrap="simple" style:line-break="normal"/>
      <style:text-properties fo:font-size="11pt" style:font-size-asian="11pt" style:font-size-complex="11pt"/>
    </style:style>
    <style:style style:name="P19" style:family="paragraph" style:parent-style-name="Standard" style:list-style-name="">
      <style:paragraph-properties fo:text-align="justify" style:justify-single-word="false" fo:orphans="0" fo:widows="0" style:text-autospace="none" style:punctuation-wrap="simple" style:line-break="normal"/>
      <style:text-properties fo:font-size="11pt" fo:font-weight="bold" style:font-size-asian="11pt" style:font-weight-asian="bold" style:font-size-complex="11pt" style:font-weight-complex="bold"/>
    </style:style>
    <style:style style:name="P20" style:family="paragraph" style:parent-style-name="Standard">
      <style:paragraph-properties fo:orphans="0" fo:widows="0" style:text-autospace="none" style:punctuation-wrap="simple" style:line-break="normal">
        <style:tab-stops>
          <style:tab-stop style:position="8.7cm"/>
        </style:tab-stops>
      </style:paragraph-properties>
      <style:text-properties fo:font-size="11pt" style:font-size-asian="11pt" style:font-size-complex="11pt"/>
    </style:style>
    <style:style style:name="P21" style:family="paragraph" style:parent-style-name="Standard">
      <style:paragraph-properties fo:margin-left="0.243cm" fo:margin-right="0cm" fo:orphans="0" fo:widows="0" fo:text-indent="0cm" style:auto-text-indent="false" style:text-autospace="none" style:punctuation-wrap="simple" style:line-break="normal">
        <style:tab-stops>
          <style:tab-stop style:position="8.7cm"/>
        </style:tab-stops>
      </style:paragraph-properties>
      <style:text-properties fo:font-size="11pt" style:font-size-asian="11pt" style:font-size-complex="11pt"/>
    </style:style>
    <style:style style:name="P22" style:family="paragraph" style:parent-style-name="Standard">
      <style:paragraph-properties fo:text-align="justify" style:justify-single-word="false" fo:orphans="0" fo:widows="0" style:text-autospace="none" style:punctuation-wrap="simple" style:line-break="normal">
        <style:tab-stops>
          <style:tab-stop style:position="8.712cm"/>
        </style:tab-stops>
      </style:paragraph-properties>
    </style:style>
    <style:style style:name="P23" style:family="paragraph" style:parent-style-name="Standard">
      <style:paragraph-properties fo:margin-top="0cm" fo:margin-bottom="0.212cm" style:contextual-spacing="false" fo:text-align="justify" style:justify-single-word="false"/>
      <style:text-properties fo:font-size="16pt" fo:font-weight="bold" style:font-size-asian="16pt" style:font-weight-asian="bold" style:font-size-complex="16pt"/>
    </style:style>
    <style:style style:name="P24" style:family="paragraph" style:parent-style-name="Standard">
      <style:text-properties fo:font-size="11pt" style:font-size-asian="11pt" style:font-size-complex="11pt"/>
    </style:style>
    <style:style style:name="P25" style:family="paragraph" style:parent-style-name="Standard">
      <style:paragraph-properties>
        <style:tab-stops>
          <style:tab-stop style:position="6.985cm"/>
          <style:tab-stop style:position="7.938cm"/>
        </style:tab-stops>
      </style:paragraph-properties>
    </style:style>
    <style:style style:name="P26" style:family="paragraph" style:parent-style-name="Standard">
      <style:paragraph-properties fo:text-align="justify" style:justify-single-word="false"/>
      <style:text-properties fo:font-size="11pt" style:font-size-asian="11pt" style:font-size-complex="11pt"/>
    </style:style>
    <style:style style:name="P27" style:family="paragraph" style:parent-style-name="Standard">
      <style:paragraph-properties fo:text-align="justify" style:justify-single-word="false">
        <style:tab-stops>
          <style:tab-stop style:position="7.938cm"/>
        </style:tab-stops>
      </style:paragraph-properties>
    </style:style>
    <style:style style:name="P28" style:family="paragraph" style:parent-style-name="Standard">
      <style:paragraph-properties fo:padding-left="0cm" fo:padding-right="0cm" fo:padding-top="0cm" fo:padding-bottom="0.035cm" fo:border-left="none" fo:border-right="none" fo:border-top="none" fo:border-bottom="0.99pt solid #000000">
        <style:tab-stops>
          <style:tab-stop style:position="7.938cm"/>
        </style:tab-stops>
      </style:paragraph-properties>
    </style:style>
    <style:style style:name="P29" style:family="paragraph" style:parent-style-name="Standard">
      <style:paragraph-properties fo:padding-left="0cm" fo:padding-right="0cm" fo:padding-top="0cm" fo:padding-bottom="0.035cm" fo:border-left="none" fo:border-right="none" fo:border-top="none" fo:border-bottom="0.99pt solid #000000">
        <style:tab-stops>
          <style:tab-stop style:position="7.938cm"/>
        </style:tab-stops>
      </style:paragraph-properties>
      <style:text-properties style:text-underline-style="solid" style:text-underline-width="auto" style:text-underline-color="font-color"/>
    </style:style>
    <style:style style:name="P30" style:family="paragraph" style:parent-style-name="Standard">
      <style:paragraph-properties fo:padding-left="0cm" fo:padding-right="0cm" fo:padding-top="0cm" fo:padding-bottom="0.035cm" fo:border-left="none" fo:border-right="none" fo:border-top="none" fo:border-bottom="0.99pt solid #000000">
        <style:tab-stops>
          <style:tab-stop style:position="7.938cm"/>
        </style:tab-stops>
      </style:paragraph-properties>
      <style:text-properties fo:font-weight="bold" style:font-weight-asian="bold"/>
    </style:style>
    <style:style style:name="P31" style:family="paragraph" style:parent-style-name="Standard">
      <style:paragraph-properties fo:padding-left="0cm" fo:padding-right="0cm" fo:padding-top="0cm" fo:padding-bottom="0.035cm" fo:border-left="none" fo:border-right="none" fo:border-top="none" fo:border-bottom="0.99pt solid #000000">
        <style:tab-stops>
          <style:tab-stop style:position="7.938cm"/>
        </style:tab-stops>
      </style:paragraph-properties>
      <style:text-properties fo:font-size="8pt" style:font-size-asian="8pt" style:font-size-complex="8pt"/>
    </style:style>
    <style:style style:name="P32" style:family="paragraph" style:parent-style-name="Standard">
      <style:paragraph-properties fo:margin-top="0cm" fo:margin-bottom="0.212cm" style:contextual-spacing="false" fo:text-align="justify" style:justify-single-word="false">
        <style:tab-stops>
          <style:tab-stop style:position="7.938cm"/>
        </style:tab-stops>
      </style:paragraph-properties>
      <style:text-properties fo:font-size="11pt" style:font-size-asian="11pt" style:font-size-complex="11pt"/>
    </style:style>
    <style:style style:name="P33" style:family="paragraph" style:parent-style-name="Standard">
      <style:paragraph-properties fo:margin-top="0cm" fo:margin-bottom="0.212cm" style:contextual-spacing="false" fo:text-align="justify" style:justify-single-word="false">
        <style:tab-stops>
          <style:tab-stop style:position="6.985cm"/>
          <style:tab-stop style:position="7.938cm"/>
        </style:tab-stops>
      </style:paragraph-properties>
      <style:text-properties fo:font-size="11pt" style:font-size-asian="11pt" style:font-size-complex="11pt"/>
    </style:style>
    <style:style style:name="T1" style:family="text">
      <style:text-properties officeooo:rsid="0004834a"/>
    </style:style>
    <style:style style:name="T2" style:family="text">
      <style:text-properties fo:font-size="11pt" style:font-size-asian="11pt" style:font-size-complex="11pt"/>
    </style:style>
    <style:style style:name="T3" style:family="text">
      <style:text-properties fo:font-size="11pt" fo:letter-spacing="-0.048cm" style:font-size-asian="11pt" style:font-size-complex="11pt"/>
    </style:style>
    <style:style style:name="T4" style:family="text">
      <style:text-properties fo:color="#000000" loext:opacity="100%" fo:font-size="11pt" style:font-size-asian="11pt" style:font-size-complex="11pt"/>
    </style:style>
    <style:style style:name="T5" style:family="text">
      <style:text-properties fo:font-size="11pt" fo:letter-spacing="-0.018cm" style:font-size-asian="11pt" style:font-size-complex="11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itrittserklärung</text:p>
      <text:p text:style-name="P2">___________________________________________________________________________</text:p>
      <text:p text:style-name="P3"/>
      <text:p text:style-name="P4">Name: ____________________________<text:tab/>Vorname: _____________________________</text:p>
      <text:p text:style-name="P5">Straße: ____________________________<text:tab/>PLZ/Wohnort: _________________________</text:p>
      <text:p text:style-name="P5">Geburtsdatum: ______________________<text:tab/>E-Mail: ________________________________</text:p>
      <text:p text:style-name="P6"/>
      <text:p text:style-name="P7">Jahresbeitrag <text:span text:style-name="T1">30</text:span>,- / Jugendliche unter 18 Jahre 10,- Euro</text:p>
      <text:p text:style-name="P8">Ich erkläre zum …………………… meinen Beitritt zur „Schützengesellschaft Edelweiß Gammersfeld e. V.</text:p>
      <text:p text:style-name="P8">Durch meine Unterschrift erkenne ich die Satzung des Vereins an und verpflichte mich, die Bestrebungen des Vereins zu unterstützen.</text:p>
      <text:p text:style-name="P9">Die Satzung liegt zur Einsicht im Schützenheim auf oder auf der Homepage: www.edelweiss-gammersfeld.de</text:p>
      <text:p text:style-name="P10"/>
      <text:p text:style-name="P11">____________________________<text:tab/>______________________________________</text:p>
      <text:p text:style-name="P11">Ort, Datum<text:tab/>Unterschrift Mitglied</text:p>
      <text:p text:style-name="P12"/>
      <text:p text:style-name="P13">Datenschutzbestimmungen</text:p>
      <text:p text:style-name="P14"><text:span text:style-name="T2">Das Mitglied ist mit der Speicherung, Übermittlung und Verarbeitung personenbezogener Daten für <text:s/>Vereinszwecke gemäß den Bestimmungen des Bundesdatenschutzgesetzes (BDSG) einverstanden. Die personenbezogenen Daten werden dabei durch geeignete technische und organisatorische Maßnahmen vor der Kenntnisnahme Dritter geschützt. Sonstige Informationen zu den Mitgliedern und Informationen über Nichtmitglieder werden von dem Verein grundsätzlich nur verarbeitet oder genutzt, wenn sie zur Förderung des Vereinszweckes nützlich sind und keine Anhaltspunkte bestehen, dass die betroffene Person ein schutzwürdiges Interesse hat, das der Verarbeitung oder Nutzung</text:span><text:span text:style-name="T3"> </text:span><text:span text:style-name="T2">entgegensteht.</text:span></text:p>
      <text:p text:style-name="P15"><text:span text:style-name="T2">Der Vorstand macht besondere Ereignisse des Vereinslebens, insbesondere die Durchführung von Veranstaltungen und Ergebnisse von Wettkämpfen öffentlich bekannt über die Homepage </text:span><text:span text:style-name="Internet_20_link"><text:span text:style-name="T2">www.edelweiss.gammersfeld.de,</text:span></text:span><text:span text:style-name="T4"> Print- und Telemedien. Dabei können personenbezogene Mitgliederdaten, Texte, Bilder und Filme veröffentlicht werden. Das einzelne Mitglied kann jedoch jederzeit gegenüber dem Schützenmeisteramt schriftlich Einwände gegen eine solche Veröffentlichung vorbringen. In diesem Fall unterbleibt in Bezug auf dieses Mitglied bis auf Widerruf eine weitere Veröffentlichung.</text:span></text:p>
      <text:p text:style-name="P16">Jedes Mitglied hat die Möglichkeit, vom Verein Auskunft über die persönlichen Daten zu erhalten. Nach Beendigung der Mitgliedschaft werden diese Daten wieder gelöscht. Personenbezogene Daten, die die Kassenverwaltung betreffen, werden gemäß der steuergesetzlichen Bestimmungen bis zu zehn Jahre durch den Kassier aufbewahrt.</text:p>
      <text:p text:style-name="P17">Nur Vorstandsmitglieder und sonstige Mitglieder, die im Verein eine besondere Funktion ausüben, welche die Kenntnis bestimmter Mitgliederdaten erfordert, haben Zugriff auf personenbezogene Mitgliederdaten.</text:p>
      <text:p text:style-name="P18"/>
      <text:h text:style-name="P19" text:outline-level="2">Ich erkenne die Datenschutzbestimmungen an.</text:h>
      <text:p text:style-name="P20"/>
      <text:p text:style-name="P21"/>
      <text:p text:style-name="P20"/>
      <text:p text:style-name="P20">______________________________<text:tab/>_____________________________________</text:p>
      <text:p text:style-name="P22"><text:span text:style-name="T2">Unterschrift<text:tab/>Unterschrift des gesetzlichen</text:span><text:span text:style-name="T5"> </text:span><text:span text:style-name="T2">Vertreters</text:span></text:p>
      <text:p text:style-name="P23"><text:soft-page-break/>Erteilung eines SEPA Lastschriftmandats </text:p>
      <text:p text:style-name="P24">zum wiederkehrenden Einzug des Mitgliedsbeitrags</text:p>
      <text:p text:style-name="Standard"/>
      <text:p text:style-name="P25">_________________________________<text:tab/>_____________________________________</text:p>
      <text:p text:style-name="P11">BIC<text:tab/>IBAN</text:p>
      <text:p text:style-name="P25">_________________________________<text:tab/>_____________________________________</text:p>
      <text:p text:style-name="P11">Kreditinstitut<text:tab/>Kontoinhaber<text:tab/></text:p>
      <text:p text:style-name="Standard"><text:tab/><text:tab/><text:tab/></text:p>
      <text:p text:style-name="P26">Ich ermächtige die „Schützengesellschaft Edelweiß Gammersfeld e.V.“ Zahlungen von meinem Konto mittels Lastschrift einzuziehen. Zugleich weise ich meine Bank an, die von der „Schützengesellschaft Edelweiß Gammersfeld e.V.“ (Gläubiger ID: DE83ZZZ00000739361) auf mein Konto gezogenen Lastschriften einzulösen.</text:p>
      <text:p text:style-name="P26">Hinweis: Ich kann innerhalb von acht Wochen, beginnend mit dem Belastungsdatum, die Erstattung des belasteten Betrages verlangen. Es gelten dabei die mit meinem Kreditinstitut vereinbarten Bedingungen.</text:p>
      <text:p text:style-name="P26">Der Beitragseinzug erfolgt jährlich im Januar.</text:p>
      <text:p text:style-name="P27"/>
      <text:p text:style-name="P25">_________________________________<text:tab/>_____________________________________</text:p>
      <text:p text:style-name="P28">Ort, Datum<text:tab/>Unterschrift Kontoinhaber</text:p>
      <text:p text:style-name="P28"/>
      <text:p text:style-name="P28"/>
      <text:p text:style-name="P29">Nur bei Beitritt von Minderjährigen auszufüllen:</text:p>
      <text:p text:style-name="P28"/>
      <text:p text:style-name="P30">Zustimmungserklärung des gesetzlichen Vertreters bei Minderjährigen:</text:p>
      <text:p text:style-name="P28"/>
      <text:p text:style-name="P28">Hiermit erkläre ich mich damit einverstanden, dass mein(e) Sohn/Tochter</text:p>
      <text:p text:style-name="P28"><text:s/></text:p>
      <text:p text:style-name="P28">Name/Vorname:_____________________________________________________________</text:p>
      <text:p text:style-name="P31"/>
      <text:p text:style-name="P28">im Rahmen der waffenrechtlichen Bestimmungen an allen Schießveranstaltungen des Vereins teilnehmen darf.</text:p>
      <text:p text:style-name="P28"/>
      <text:p text:style-name="P28">Ort, Datum:________________________________________________________________</text:p>
      <text:p text:style-name="P28"/>
      <text:p text:style-name="P28">Unterschrift des gesetzlichen Vertreters:__________________________________________</text:p>
      <text:p text:style-name="P28"/>
      <text:p text:style-name="P28"/>
      <text:p text:style-name="P28"/>
      <text:p text:style-name="P28"/>
      <text:p text:style-name="P28"/>
      <text:p text:style-name="P10"/>
      <text:p text:style-name="P32">Wird vom Schützenmeisteramt ausgefüllt:<text:tab/>____________________________________</text:p>
      <text:p text:style-name="P33"><text:tab/><text:tab/>Mandatsreferenznummer</text:p>
      <text:p text:style-name="P33"/>
      <text:p text:style-name="P33"><text:tab/><text:tab/>______________________________________</text:p>
      <text:p text:style-name="P33"><text:tab/><text:tab/>Unterschrift Schützenmeis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de" fo:country="D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orphans="0" fo:widows="0" fo:hyphenation-ladder-count="no-limit" fo:hyphenation-keep="auto" loext:hyphenation-keep-type="column"/>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bsatz-Standardschriftart" style:family="tex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reformatted_20_Text">
      <style:text-properties style:font-name="Times New Roman" fo:font-size="20pt" fo:font-weight="bold" style:font-size-asian="20pt" style:font-weight-asian="bold" style:font-name-complex="Times New Roman"/>
    </style:style>
    <style:style style:name="MP2" style:family="paragraph" style:parent-style-name="Preformatted_20_Text">
      <style:paragraph-properties fo:text-align="center" style:justify-single-word="false"/>
      <style:text-properties style:font-name="Times New Roman" fo:font-weight="bold" style:font-weight-asian="bold" style:font-name-complex="Times New Roman"/>
    </style:style>
    <style:style style:name="MP3" style:family="paragraph" style:parent-style-name="Preformatted_20_Text">
      <style:paragraph-properties fo:text-align="center" style:justify-single-word="false"/>
      <style:text-properties style:font-name="Times New Roman" style:font-name-complex="Times New Roman"/>
    </style:style>
    <style:style style:name="MP4" style:family="paragraph" style:parent-style-name="Header">
      <style:paragraph-properties style:border-line-width-bottom="0.002cm 0.035cm 0.002cm" fo:padding-left="0cm" fo:padding-right="0cm" fo:padding-top="0cm" fo:padding-bottom="0.176cm" fo:border-left="none" fo:border-right="none" fo:border-top="none" fo:border-bottom="1.11pt double #000000"/>
      <style:text-properties fo:font-size="11pt" style:font-size-asian="11pt" style:font-size-complex="11pt"/>
    </style:style>
    <style:style style:name="MT1" style:family="text">
      <style:text-properties officeooo:rsid="00028cd7"/>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501cm" fo:margin-bottom="0.63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Bild 1" text:anchor-type="char" svg:x="13.653cm" svg:y="-0.337cm" svg:width="2.29cm" svg:height="3.071cm" draw:z-index="1"><draw:image xlink:href="Pictures/10000000000007B000000A382A8A20EE.png" xlink:type="simple" xlink:show="embed" xlink:actuate="onLoad" draw:mime-type="image/png"/><draw:contour-polygon svg:width="6.586cm" svg:height="8.661cm" svg:viewBox="0 0 6586 8661" draw:points="-60,0 -60,8661 6526,8661 6526,0" draw:recreate-on-edit="false"/></draw:frame><text:s text:c="20"/>Schützengesellschaft</text:p>
        <text:p text:style-name="MP1"><text:s text:c="13"/>Edelweiß Gammersfeld e.V.</text:p>
        <text:p text:style-name="MP2"/>
        <text:p text:style-name="MP3"/>
        <text:p text:style-name="MP4">Schützenmeister: Max Schmalseder, Wittmeßstr. 33, 91809 Wellheim, Tel <text:span text:style-name="MT1">0173/3291733</text:span></text:p>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EITRITTSERKLÄRUNG</dc:title>
    <meta:initial-creator>Alle</meta:initial-creator>
    <meta:creation-date>2018-12-27T10:29:00</meta:creation-date>
    <dc:date>2025-07-20T20:08:52.920000000</dc:date>
    <meta:print-date>2024-01-19T19:45:19.603000000</meta:print-date>
    <meta:editing-cycles>13</meta:editing-cycles>
    <meta:generator>LibreOffice/24.8.7.1$Windows_X86_64 LibreOffice_project/67172c63871c755bc0e5f9fc0c892575790cdcf6</meta:generator>
    <meta:editing-duration>PT7M37S</meta:editing-duration>
    <meta:document-statistic meta:table-count="0" meta:image-count="1" meta:object-count="0" meta:page-count="2" meta:paragraph-count="46" meta:word-count="450" meta:character-count="4544" meta:non-whitespace-character-count="4092"/>
  </office:meta>
</office:document-meta>
</file>